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.isMatchingFilter( String localName , Namespace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.Filter( String filterName , Namespace filterNamespace , String filte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Filter( Element filterE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